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AB0000028548DB75B6.png" manifest:media-type="image/png"/>
  <manifest:file-entry manifest:full-path="Pictures/10000000000003AD0000022F70405C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6.598cm" svg:height="9.86cm" draw:z-index="0"><draw:image xlink:href="Pictures/10000000000003AD0000022F70405C37.png" xlink:type="simple" xlink:show="embed" xlink:actuate="onLoad"/></draw:frame></text:p>
      <text:p text:style-name="Standard"/>
      <text:p text:style-name="Standard"/>
      <text:p text:style-name="Standard"><draw:frame draw:style-name="fr2" draw:name="Image2" text:anchor-type="paragraph" svg:width="17cm" svg:height="9.176cm" draw:z-index="1"><draw:image xlink:href="Pictures/10000000000004AB0000028548DB75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3:15:07.692000000</meta:creation-date>
    <dc:date>2019-12-28T13:18:09.580000000</dc:date>
    <meta:editing-duration>PT2M42S</meta:editing-duration>
    <meta:editing-cycles>2</meta:editing-cycles>
    <meta:generator>LibreOffice/4.2.4.2$Windows_x86 LibreOffice_project/63150712c6d317d27ce2db16eb94c2f3d7b699f8</meta:generator>
    <meta:print-date>2019-12-28T13:16:23.850000000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